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F000002048273A858D4673EEA.png" manifest:media-type="image/png"/>
  <manifest:file-entry manifest:full-path="Pictures/100000000000032000000258511A0C7872EB2D4A.png" manifest:media-type="image/png"/>
  <manifest:file-entry manifest:full-path="Pictures/100000000000022F0000018220AAEB860168FC20.png" manifest:media-type="image/png"/>
  <manifest:file-entry manifest:full-path="Pictures/1000000000000291000001A3C55519B7DBFBF7CD.png" manifest:media-type="image/png"/>
  <manifest:file-entry manifest:full-path="Pictures/10000000000001930000008DC426AA088F6E2595.png" manifest:media-type="image/png"/>
  <manifest:file-entry manifest:full-path="Pictures/1000000000000270000000EE0D9D3D07B1CA3815.png" manifest:media-type="image/png"/>
  <manifest:file-entry manifest:full-path="Pictures/10000000000003A9000001A7D6ADF9E97D797F75.png" manifest:media-type="image/png"/>
  <manifest:file-entry manifest:full-path="Pictures/10000000000002660000013857EFC6D451945990.png" manifest:media-type="image/png"/>
  <manifest:file-entry manifest:full-path="Pictures/100000000000022F000001D5FEA5AA55F379D328.png" manifest:media-type="image/png"/>
  <manifest:file-entry manifest:full-path="Pictures/10000000000001DF000000ECFA46B934F2F1B60F.png" manifest:media-type="image/png"/>
  <manifest:file-entry manifest:full-path="Pictures/100000000000021D000001CB29D890F878008214.png" manifest:media-type="image/png"/>
  <manifest:file-entry manifest:full-path="Pictures/10000000000001A900000231594F3B0F71EC8DF9.png" manifest:media-type="image/png"/>
  <manifest:file-entry manifest:full-path="Pictures/10000000000003E60000029E65F7559BC712E96B.png" manifest:media-type="image/png"/>
  <manifest:file-entry manifest:full-path="Pictures/10000000000003CB000002712AD4ECFCAC782EDF.png" manifest:media-type="image/png"/>
  <manifest:file-entry manifest:full-path="Pictures/10000000000002C5000001F99DACBC22818E174C.png" manifest:media-type="image/png"/>
  <manifest:file-entry manifest:full-path="Pictures/10000000000001FC0000027C9EA97AA8D6348ECC.png" manifest:media-type="image/png"/>
  <manifest:file-entry manifest:full-path="Pictures/100000000000026A000001A308A7EC4F97716625.png" manifest:media-type="image/png"/>
  <manifest:file-entry manifest:full-path="Pictures/10000000000002690000019648B506D2D5BCAFFA.png" manifest:media-type="image/png"/>
  <manifest:file-entry manifest:full-path="Pictures/100000000000022F0000027DE8DA65AB29E4ACD5.png" manifest:media-type="image/png"/>
  <manifest:file-entry manifest:full-path="Pictures/100000000000022F000001048060846C150A460A.png" manifest:media-type="image/png"/>
  <manifest:file-entry manifest:full-path="Pictures/100000000000022F000001F6282A8130F882E7D1.png" manifest:media-type="image/png"/>
  <manifest:file-entry manifest:full-path="Pictures/10000000000002300000023A84F873992580F74A.png" manifest:media-type="image/png"/>
  <manifest:file-entry manifest:full-path="Pictures/100000000000022E00000121DDFC90FE21814E3D.png" manifest:media-type="image/png"/>
  <manifest:file-entry manifest:full-path="Pictures/100000000000023500000207856F14F4230BF910.png" manifest:media-type="image/png"/>
  <manifest:file-entry manifest:full-path="Pictures/1000000000000230000000FBE98B56BBC7A9D6FD.png" manifest:media-type="image/png"/>
  <manifest:file-entry manifest:full-path="Pictures/1000000000000230000000CA53D319CA8DF8A8DF.png" manifest:media-type="image/png"/>
  <manifest:file-entry manifest:full-path="Pictures/1000000000000230000000584AD75F5A6520422C.png" manifest:media-type="image/png"/>
  <manifest:file-entry manifest:full-path="Pictures/10000000000002300000009C17EC418963D0D72A.png" manifest:media-type="image/png"/>
  <manifest:file-entry manifest:full-path="Pictures/1000000000000230000000AD0C39A2672A156CAF.png" manifest:media-type="image/png"/>
  <manifest:file-entry manifest:full-path="Pictures/100000000000023100000242F061977A67EB800A.png" manifest:media-type="image/png"/>
  <manifest:file-entry manifest:full-path="Pictures/100000000000023500000203103EDE74E028233D.png" manifest:media-type="image/png"/>
  <manifest:file-entry manifest:full-path="Pictures/10000000000001B0000001C8AAD53F6A4F21E4DB.png" manifest:media-type="image/png"/>
  <manifest:file-entry manifest:full-path="Pictures/10000000000000480000001F1ED436E7A0F8EB0C.png" manifest:media-type="image/png"/>
  <manifest:file-entry manifest:full-path="Pictures/10000000000002B50000017627758356FD16F6B0.png" manifest:media-type="image/png"/>
  <manifest:file-entry manifest:full-path="Pictures/100000000000028E000001C00AB3D87F1DB609A8.png" manifest:media-type="image/png"/>
  <manifest:file-entry manifest:full-path="Pictures/100000000000024000000258654148B47A6CABB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細明體" svg:font-family="細明體, MingLiU" style:font-family-generic="modern"/>
    <style:font-face style:name="標楷體3" svg:font-family="標楷體" style:font-family-generic="script"/>
    <style:font-face style:name="Courier New" svg:font-family="'Courier New'" style:font-family-generic="modern" style:font-pitch="fixed"/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35cm" fo:min-width="1.95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975cm" fo:min-width="0.1cm"/>
    </style:style>
    <style:style style:name="gr10" style:family="graphic" style:parent-style-name="standard">
      <style:graphic-properties draw:stroke="none" draw:fill="none" fo:min-height="0.798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2.163cm"/>
    </style:style>
    <style:style style:name="pr7" style:family="presentation" style:parent-style-name="lyt-bluelinesgrad-title">
      <style:graphic-properties fo:min-height="2.363cm"/>
    </style:style>
    <style:style style:name="pr8" style:family="presentation" style:parent-style-name="lyt-bluelinesgrad-title">
      <style:graphic-properties fo:min-height="1.76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style:text-properties fo:color="#ffff66"/>
    </style:style>
    <style:style style:name="P15" style:family="paragraph">
      <loext:graphic-properties draw:fill="none" draw:fill-color="#ffffff"/>
      <style:text-properties fo:color="#ffff66"/>
    </style:style>
    <style:style style:name="P16" style:family="paragraph">
      <loext:graphic-properties draw:fill-color="#ffff66"/>
      <style:paragraph-properties fo:text-align="center"/>
      <style:text-properties fo:color="#ffff66"/>
    </style:style>
    <style:style style:name="P17" style:family="paragraph">
      <style:text-properties fo:color="#ff9900"/>
    </style:style>
    <style:style style:name="P18" style:family="paragraph">
      <loext:graphic-properties draw:fill="none" draw:fill-color="#ffffff"/>
      <style:text-properties fo:color="#ff9900"/>
    </style:style>
    <style:style style:name="P19" style:family="paragraph">
      <loext:graphic-properties draw:fill-color="#ff9900"/>
      <style:paragraph-properties fo:text-align="center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fo:color="#ffff99" style:font-name="標楷體2" fo:font-size="24pt" style:font-name-asian="標楷體2" style:font-size-asian="24pt" style:font-size-complex="24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style:text-outline="false" style:text-line-through-style="none" style:text-line-through-type="none" style:font-name="標楷體3" fo:font-size="26pt" fo:font-style="normal" fo:text-shadow="none" style:text-underline-style="none" fo:font-weight="normal" style:font-name-asian="標楷體3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11" style:family="text">
      <style:text-properties fo:color="#ffffff" style:text-outline="false" style:text-line-through-style="none" style:text-line-through-type="none" style:font-name="標楷體3" fo:font-size="40pt" fo:font-style="normal" fo:text-shadow="none" style:text-underline-style="none" fo:font-weight="normal" style:font-name-asian="標楷體3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ff9900" fo:font-size="28pt" style:font-size-asian="28pt" style:font-size-complex="28pt"/>
    </style:style>
    <style:style style:name="T14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用十分鐘瞭解台灣的教育體制</text:span></text:p>
            <text:p text:style-name="P1"><text:span text:style-name="T1"/></text:p>
            <text:p text:style-name="P1"><text:span text:style-name="T1">還有關於課綱的那些事兒！</text:span></text:p>
            <text:p text:style-name="P1"><text:span text:style-name="T1"/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8</text:span><text:span text:style-name="T2">月</text:span><text:span text:style-name="T2">23</text:span><text:span text:style-name="T2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前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兒子到國中註冊，並且領了課本。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 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著看著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感覺到很納悶？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甚麼上這些課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而不是另外一些呢？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國中一年級上的課程是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國文、英文、數學</text:span></text:p>
              </text:list-item>
              <text:list-item>
                <text:p><text:span text:style-name="T7">自然與生活科技、藝術與人文</text:span></text:p>
              </text:list-item>
              <text:list-item>
                <text:p><text:span text:style-name="T7">健康與體育、綜合活動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6cm" presentation:class="title" presentation:user-transformed="true">
          <draw:text-box>
            <text:p><text:span text:style-name="T7">於是我上網找了相關法規，包含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國民教育法</text:span></text:p>
              </text:list-item>
              <text:list-item>
                <text:p><text:span text:style-name="T7">高級中等教育法</text:span></text:p>
              </text:list-item>
              <text:list-item>
                <text:p><text:span text:style-name="T7">技術及職業教育法</text:span></text:p>
              </text:list-item>
              <text:list-item>
                <text:p><text:span text:style-name="T7">大學法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還有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十二年國民基本教育實施計畫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7">針對中學課程、我想比較有關連的有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《國民義務教育法》</text:span></text:p>
              </text:list-item>
              <text:list-item>
                <text:p><text:span text:style-name="T9">《高級中等教育法》</text:span></text:p>
              </text:list-item>
              <text:list-item>
                <text:p><text:span text:style-name="T9">《十二年國民基本教育實施計畫》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《十二年國教實施計畫》的重點是</text:span></text:p>
          </draw:text-box>
        </draw:frame>
        <draw:frame presentation:style-name="pr5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0"><text:span text:style-name="T10">前九年為國民教育，依「國民教育法」及「強迫入學條例」規定辦理，主要內涵為：普及、義務、強迫入學、免學費、以政府辦理為原則、劃分學區免試入學、單一類型學校及施以普通教育。</text:span></text:p>
              </text:list-item>
              <text:list-item>
                <text:p text:style-name="P10"><text:span text:style-name="T10">後三年為高級中等教育，將推動制定「高級中等教育法」，對象為</text:span><text:span text:style-name="T10">15</text:span><text:span text:style-name="T10">歲以上之國民，主要內涵為：普及、自願非強迫入學、免學費、公私立學校並行、免試為主、學校類型多元及普通與職業教育兼顧。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2年國教重點圖示如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19.2cm" svg:height="12.244cm" svg:x="4.6cm" svg:y="5.714cm">
          <draw:image xlink:href="Pictures/1000000000000291000001A3C55519B7DBFBF7CD.png" xlink:type="simple" xlink:show="embed" xlink:actuate="onLoad">
            <text:p/>
          </draw:image>
        </draw:frame>
        <draw:frame draw:style-name="gr6" draw:text-style-name="P12" draw:layer="layout" svg:width="10.984cm" svg:height="1.047cm" svg:x="2cm" svg:y="19.6cm">
          <draw:text-box>
            <text:p>來源：十二年國民基本教育實施計畫 <text:s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國中小階段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適用的是《國民教育法》</text:p>
              </text:list-item>
              <text:list-item>
                <text:p>採用強迫入學政策。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國民教育法前幾條為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5.426cm" svg:height="9.696cm" svg:x="0.974cm" svg:y="5.304cm">
          <draw:image xlink:href="Pictures/1000000000000270000000EE0D9D3D07B1CA3815.png" xlink:type="simple" xlink:show="embed" xlink:actuate="onLoad">
            <text:p/>
          </draw:image>
        </draw:frame>
        <draw:frame draw:style-name="gr7" draw:text-style-name="P13" draw:layer="layout" svg:width="18.168cm" svg:height="0.964cm" svg:x="0.8cm" svg:y="19.6cm">
          <draw:text-box>
            <text:p>http://law.moj.gov.tw/LawClass/LawAll.aspx?PCode=H0070001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高中階段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適用的是《高級中等教育法》</text:span></text:p>
              </text:list-item>
              <text:list-item>
                <text:p text:style-name="P10"><text:span text:style-name="T11">採用《自願非強迫入學》政策！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《高級中等教育法》前幾條如下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2.937cm" svg:height="11.655cm" svg:x="2.6cm" svg:y="6.014cm">
          <draw:image xlink:href="Pictures/10000000000002660000013857EFC6D451945990.png" xlink:type="simple" xlink:show="embed" xlink:actuate="onLoad">
            <text:p/>
          </draw:image>
        </draw:frame>
        <draw:frame draw:style-name="gr7" draw:text-style-name="P13" draw:layer="layout" svg:width="18.168cm" svg:height="0.964cm" svg:x="0.832cm" svg:y="19.4cm">
          <draw:text-box>
            <text:p>http://law.moj.gov.tw/LawClass/LawAll.aspx?PCode=H0060043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兩個法案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都規定以《德智體群美》五育為核心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6cm" presentation:class="title" presentation:user-transformed="true">
          <draw:text-box>
            <text:p><text:span text:style-name="T7">為甚麼是《德智體群美》五育呢？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 google 了一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發現維基百科寫著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5.257cm" svg:height="12.444cm" svg:x="1.4cm" svg:y="5.556cm">
          <draw:image xlink:href="Pictures/10000000000001DF000000ECFA46B934F2F1B60F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《五育》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港澳台是：德智體群美</text:span></text:p>
              </text:list-item>
              <text:list-item>
                <text:p><text:span text:style-name="T5">中國是：德智體美勞</text:span></text:p>
              </text:list-item>
              <text:list-item>
                <text:p><text:span text:style-name="T5">但民初蔡元培的《五育》版本是：</text:span></text:p>
                <text:p><text:span text:style-name="T5">軍國主義教育、實利主義教育、公民道德教育、世界觀教育及美感教育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看到這裡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很好奇《其他國家》的法規裡有沒有對應到《五育》的《教育規範》呢？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還沒有查到答案？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對於今年的國一</text:span><text:span text:style-name="T8">(</text:span><text:span text:style-name="T8">七年級</text:span><text:span text:style-name="T8">)</text:span><text:span text:style-name="T8">學生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正好處於《九年國教》</text:span><text:span text:style-name="T8"><text:line-break/></text:span><text:span text:style-name="T8">到《</text:span><text:span text:style-name="T8">12</text:span><text:span text:style-name="T8">年國教》轉換期</text:span></text:p>
              </text:list-item>
              <text:list-item>
                <text:p><text:span text:style-name="T8">而且也會遭遇《</text:span><text:span text:style-name="T8">97</text:span><text:span text:style-name="T8">課綱》</text:span><text:span text:style-name="T8"><text:line-break/></text:span><text:span text:style-name="T8">到《</text:span><text:span text:style-name="T8">107</text:span><text:span text:style-name="T8">課綱》的調整期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此要看課程時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必須同時看看《</text:span><text:span text:style-name="T5">97</text:span><text:span text:style-name="T5">課綱》與《</text:span><text:span text:style-name="T5">107</text:span><text:span text:style-name="T5">課綱》的內容。</text:span></text:p>
              </text:list-item>
              <text:list-item>
                <text:p><text:span text:style-name="T5">不過</text:span><text:span text:style-name="T5">107</text:span><text:span text:style-name="T5">課綱因新舊政府銜接而暫緩了，目前只有總綱，詳細內容還沒訂出來 …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不管如何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先讓我們從《總綱》的<text:line-break/>《課程架構》開始看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6" draw:layer="layout" svg:width="10.6cm" svg:height="2.541cm" svg:x="1.4cm" svg:y="0.648cm" presentation:class="title" presentation:user-transformed="true">
          <draw:text-box>
            <text:p>課程架構</text:p>
          </draw:text-box>
        </draw:frame>
        <draw:frame draw:style-name="gr5" draw:text-style-name="P11" draw:layer="layout" svg:width="12.021cm" svg:height="10.2cm" svg:x="0.301cm" svg:y="10cm">
          <draw:image xlink:href="Pictures/100000000000021D000001CB29D890F878008214.png" xlink:type="simple" xlink:show="embed" xlink:actuate="onLoad">
            <text:p/>
          </draw:image>
        </draw:frame>
        <draw:frame draw:style-name="gr5" draw:text-style-name="P11" draw:layer="layout" svg:width="14.998cm" svg:height="19.8cm" svg:x="12.626cm" svg:y="0.4cm">
          <draw:image xlink:href="Pictures/10000000000001A900000231594F3B0F71EC8DF9.png" xlink:type="simple" xlink:show="embed" xlink:actuate="onLoad">
            <text:p/>
          </draw:image>
        </draw:frame>
        <draw:frame draw:style-name="gr6" draw:text-style-name="P15" draw:layer="layout" svg:width="4.345cm" svg:height="1.491cm" svg:x="4cm" svg:y="4.909cm">
          <draw:text-box>
            <text:p text:style-name="P14"><text:span text:style-name="T12">107</text:span><text:span text:style-name="T12">課綱</text:span></text:p>
          </draw:text-box>
        </draw:frame>
        <draw:custom-shape draw:style-name="gr8" draw:text-style-name="P16" draw:layer="layout" svg:width="2.8cm" svg:height="1.2cm" svg:x="8.8cm" svg:y="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8" draw:layer="layout" svg:width="3.795cm" svg:height="1.491cm" svg:x="0.6cm" svg:y="6.109cm">
          <draw:text-box>
            <text:p text:style-name="P17"><text:span text:style-name="T13">97</text:span><text:span text:style-name="T13">課綱</text:span></text:p>
          </draw:text-box>
        </draw:frame>
        <draw:custom-shape draw:style-name="gr9" draw:text-style-name="P19" draw:layer="layout" svg:width="1.2cm" svg:height="1.4cm" svg:x="2.2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接著看看更詳細的課程內容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這部分只有</text:span><text:span text:style-name="T8">97</text:span><text:span text:style-name="T8">課綱是完整的</text:span></text:p>
              </text:list-item>
              <text:list-item>
                <text:p><text:span text:style-name="T8">我還沒有找到</text:span><text:span text:style-name="T8">107</text:span><text:span text:style-name="T8">課綱的詳細內容，據說還在研議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而</text:span><text:span text:style-name="T8">97</text:span><text:span text:style-name="T8">課綱，也經過了多次的修訂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6.565cm" svg:height="11.992cm" svg:x="0.8cm" svg:y="5.008cm">
          <draw:image xlink:href="Pictures/10000000000003A9000001A7D6ADF9E97D797F75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對於每個領域</text:p>
          </draw:text-box>
        </draw:frame>
        <draw:frame presentation:style-name="pr5" draw:layer="layout" svg:width="25.199cm" svg:height="18.494cm" svg:x="1.2cm" svg:y="5.506cm" presentation:class="outline" presentation:user-transformed="true">
          <draw:text-box>
            <text:list text:style-name="L3">
              <text:list-item>
                <text:p>都有進一步的課綱內容</text:p>
              </text:list-item>
            </text:list>
          </draw:text-box>
        </draw:frame>
        <draw:frame draw:style-name="gr5" draw:text-style-name="P11" draw:layer="layout" svg:width="18.754cm" svg:height="12.59cm" svg:x="5.046cm" svg:y="7.8cm">
          <draw:image xlink:href="Pictures/10000000000003E60000029E65F7559BC712E96B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1年時加入了重大議題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3.494cm" svg:height="15.121cm" svg:x="2.106cm" svg:y="4.879cm">
          <draw:image xlink:href="Pictures/10000000000003CB000002712AD4ECFCAC782EDF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讓我們更詳細的看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97課綱各領域的重點內容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看看數學領域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首先看數學部分的能力指標</text:span></text:p>
          </draw:text-box>
        </draw:frame>
        <draw:frame presentation:style-name="pr5" draw:text-style-name="P10" draw:layer="layout" svg:width="8cm" svg:height="18.494cm" svg:x="19.6cm" svg:y="6.014cm" presentation:class="outline" presentation:user-transformed="true">
          <draw:text-box>
            <text:list text:style-name="L3">
              <text:list-item>
                <text:p text:style-name="P10"><text:span text:style-name="T9">N:</text:span><text:span text:style-name="T9">數量</text:span></text:p>
              </text:list-item>
              <text:list-item>
                <text:p text:style-name="P10"><text:span text:style-name="T9">S:</text:span><text:span text:style-name="T9">幾何</text:span></text:p>
              </text:list-item>
              <text:list-item>
                <text:p text:style-name="P10"><text:span text:style-name="T9">A:</text:span><text:span text:style-name="T9">代數</text:span></text:p>
              </text:list-item>
              <text:list-item>
                <text:p text:style-name="P10"><text:span text:style-name="T9">D:</text:span><text:span text:style-name="T9">機率統計</text:span></text:p>
              </text:list-item>
            </text:list>
          </draw:text-box>
        </draw:frame>
        <draw:frame draw:style-name="gr5" draw:text-style-name="P11" draw:layer="layout" svg:width="18.791cm" svg:height="13.384cm" svg:x="0.409cm" svg:y="5.416cm">
          <draw:image xlink:href="Pictures/10000000000002C5000001F99DACBC22818E174C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小學</text:span><text:span text:style-name="T6">1,2</text:span><text:span text:style-name="T6">年級</text:span><text:span text:style-name="T6">(</text:span><text:span text:style-name="T6">第</text:span><text:span text:style-name="T6">1</text:span><text:span text:style-name="T6">階段</text:span><text:span text:style-name="T6">)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13.106cm" svg:height="8.886cm" svg:x="0.6cm" svg:y="7.053cm">
          <draw:image xlink:href="Pictures/100000000000026A000001A308A7EC4F97716625.png" xlink:type="simple" xlink:show="embed" xlink:actuate="onLoad">
            <text:p/>
          </draw:image>
        </draw:frame>
        <draw:frame draw:style-name="gr5" draw:text-style-name="P11" draw:layer="layout" svg:width="13.599cm" svg:height="8.947cm" svg:x="14.001cm" svg:y="7.053cm">
          <draw:image xlink:href="Pictures/10000000000002690000019648B506D2D5BCAFFA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7" draw:layer="layout" svg:width="25.199cm" svg:height="2.363cm" svg:x="1.401cm" svg:y="0.6cm" presentation:class="title" presentation:user-transformed="true">
          <draw:text-box>
            <text:p><text:span text:style-name="T6">小學</text:span><text:span text:style-name="T6">3,4</text:span><text:span text:style-name="T6">年級</text:span><text:span text:style-name="T6">(</text:span><text:span text:style-name="T6">第</text:span><text:span text:style-name="T6">2</text:span><text:span text:style-name="T6">階段</text:span><text:span text:style-name="T6">)</text:span></text:p>
          </draw:text-box>
        </draw:frame>
        <draw:frame presentation:style-name="pr5" draw:layer="layout" svg:width="25.199cm" svg:height="18.494cm" svg:x="2.401cm" svg:y="6cm" presentation:class="outline" presentation:placeholder="true" presentation:user-transformed="true">
          <draw:text-box/>
        </draw:frame>
        <draw:frame draw:style-name="gr5" draw:text-style-name="P11" draw:layer="layout" svg:width="13.562cm" svg:height="15.455cm" svg:x="0.438cm" svg:y="4.145cm">
          <draw:image xlink:href="Pictures/100000000000022F0000027DE8DA65AB29E4ACD5.png" xlink:type="simple" xlink:show="embed" xlink:actuate="onLoad">
            <text:p/>
          </draw:image>
        </draw:frame>
        <draw:frame draw:style-name="gr5" draw:text-style-name="P11" draw:layer="layout" svg:width="13.2cm" svg:height="6.139cm" svg:x="14.2cm" svg:y="2.8cm">
          <draw:image xlink:href="Pictures/100000000000022F000001048060846C150A460A.png" xlink:type="simple" xlink:show="embed" xlink:actuate="onLoad">
            <text:p/>
          </draw:image>
        </draw:frame>
        <draw:frame draw:style-name="gr5" draw:text-style-name="P11" draw:layer="layout" svg:width="12.991cm" svg:height="11.664cm" svg:x="14.253cm" svg:y="8.781cm">
          <draw:image xlink:href="Pictures/100000000000022F000001F6282A8130F882E7D1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8" draw:layer="layout" svg:width="25.199cm" svg:height="2.288cm" svg:x="1.4cm" svg:y="0.575cm" presentation:class="title" presentation:user-transformed="true">
          <draw:text-box>
            <text:p><text:span text:style-name="T6">小學</text:span><text:span text:style-name="T6">5,6</text:span><text:span text:style-name="T6">年級</text:span><text:span text:style-name="T6">(</text:span><text:span text:style-name="T6">第</text:span><text:span text:style-name="T6">3</text:span><text:span text:style-name="T6">階段</text:span><text:span text:style-name="T6">)</text:span></text:p>
          </draw:text-box>
        </draw:frame>
        <draw:frame draw:style-name="gr5" draw:text-style-name="P11" draw:layer="layout" svg:width="11.4cm" svg:height="11.603cm" svg:x="0.4cm" svg:y="3.118cm">
          <draw:image xlink:href="Pictures/10000000000002300000023A84F873992580F74A.png" xlink:type="simple" xlink:show="embed" xlink:actuate="onLoad">
            <text:p/>
          </draw:image>
        </draw:frame>
        <draw:frame draw:style-name="gr5" draw:text-style-name="P11" draw:layer="layout" svg:width="11.4cm" svg:height="5.903cm" svg:x="0.4cm" svg:y="14.6cm">
          <draw:image xlink:href="Pictures/100000000000022E00000121DDFC90FE21814E3D.png" xlink:type="simple" xlink:show="embed" xlink:actuate="onLoad">
            <text:p/>
          </draw:image>
        </draw:frame>
        <draw:frame draw:style-name="gr5" draw:text-style-name="P11" draw:layer="layout" svg:width="13.841cm" svg:height="17.328cm" svg:x="12.759cm" svg:y="2.972cm">
          <draw:image xlink:href="Pictures/10000000000001FC0000027C9EA97AA8D6348ECC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8" draw:layer="layout" svg:width="25.199cm" svg:height="3.727cm" svg:x="1.401cm" svg:y="0.473cm" presentation:class="title" presentation:user-transformed="true">
          <draw:text-box>
            <text:p><text:span text:style-name="T7">國中</text:span><text:span text:style-name="T7">1-3</text:span><text:span text:style-name="T7">年期</text:span><text:span text:style-name="T7">(</text:span><text:span text:style-name="T7">第</text:span><text:span text:style-name="T7">4</text:span><text:span text:style-name="T7">階段</text:span><text:span text:style-name="T7">) </text:span><text:span text:style-name="T7"><text:line-break/></text:span><text:span text:style-name="T7">《數量與幾何》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12.554cm" svg:height="11.532cm" svg:x="0.246cm" svg:y="4.553cm">
          <draw:image xlink:href="Pictures/100000000000023500000207856F14F4230BF910.png" xlink:type="simple" xlink:show="embed" xlink:actuate="onLoad">
            <text:p/>
          </draw:image>
        </draw:frame>
        <draw:frame draw:style-name="gr5" draw:text-style-name="P11" draw:layer="layout" svg:width="14.094cm" svg:height="9.732cm" svg:x="13.306cm" svg:y="4.485cm">
          <draw:image xlink:href="Pictures/100000000000022F0000018220AAEB860168FC20.png" xlink:type="simple" xlink:show="embed" xlink:actuate="onLoad">
            <text:p/>
          </draw:image>
        </draw:frame>
        <draw:frame draw:style-name="gr5" draw:text-style-name="P11" draw:layer="layout" svg:width="14.094cm" svg:height="6.315cm" svg:x="13.306cm" svg:y="14.085cm">
          <draw:image xlink:href="Pictures/1000000000000230000000FBE98B56BBC7A9D6FD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727cm" svg:x="1.4cm" svg:y="0.727cm" presentation:class="title" presentation:user-transformed="true">
          <draw:text-box>
            <text:p><text:span text:style-name="T7">國中</text:span><text:span text:style-name="T7">1-3</text:span><text:span text:style-name="T7">年期</text:span><text:span text:style-name="T7">(</text:span><text:span text:style-name="T7">第</text:span><text:span text:style-name="T7">4</text:span><text:span text:style-name="T7">階段</text:span><text:span text:style-name="T7">) </text:span><text:span text:style-name="T7"><text:line-break/></text:span><text:span text:style-name="T7">《代數與機率統計</text:span><text:span text:style-name="T7">》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13.599cm" svg:height="11.409cm" svg:x="0.409cm" svg:y="5.391cm">
          <draw:image xlink:href="Pictures/100000000000022F000001D5FEA5AA55F379D328.png" xlink:type="simple" xlink:show="embed" xlink:actuate="onLoad">
            <text:p/>
          </draw:image>
        </draw:frame>
        <draw:frame draw:style-name="gr5" draw:text-style-name="P11" draw:layer="layout" svg:width="12.8cm" svg:height="4.616cm" svg:x="14.4cm" svg:y="5.4cm">
          <draw:image xlink:href="Pictures/1000000000000230000000CA53D319CA8DF8A8DF.png" xlink:type="simple" xlink:show="embed" xlink:actuate="onLoad">
            <text:p/>
          </draw:image>
        </draw:frame>
        <draw:frame draw:style-name="gr5" draw:text-style-name="P11" draw:layer="layout" svg:width="12.617cm" svg:height="1.981cm" svg:x="14.383cm" svg:y="10.073cm">
          <draw:image xlink:href="Pictures/1000000000000230000000584AD75F5A6520422C.png" xlink:type="simple" xlink:show="embed" xlink:actuate="onLoad">
            <text:p/>
          </draw:image>
        </draw:frame>
        <draw:frame draw:style-name="gr5" draw:text-style-name="P11" draw:layer="layout" svg:width="12.874cm" svg:height="3.976cm" svg:x="14.4cm" svg:y="12.6cm">
          <draw:image xlink:href="Pictures/1000000000000230000000AD0C39A2672A156CAF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然後針對每個能力指標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都還有對應的細目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6" draw:layer="layout" svg:width="25.199cm" svg:height="2.541cm" svg:x="1.4cm" svg:y="0.648cm" presentation:class="title" presentation:user-transformed="true">
          <draw:text-box>
            <text:p>以國三(九年級)為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13.485cm" svg:height="13.894cm" svg:x="0.315cm" svg:y="3.189cm">
          <draw:image xlink:href="Pictures/100000000000023100000242F061977A67EB800A.png" xlink:type="simple" xlink:show="embed" xlink:actuate="onLoad">
            <text:p/>
          </draw:image>
        </draw:frame>
        <draw:frame draw:style-name="gr5" draw:text-style-name="P11" draw:layer="layout" svg:width="13.4cm" svg:height="3.731cm" svg:x="0.315cm" svg:y="16.869cm">
          <draw:image xlink:href="Pictures/10000000000002300000009C17EC418963D0D72A.png" xlink:type="simple" xlink:show="embed" xlink:actuate="onLoad">
            <text:p/>
          </draw:image>
        </draw:frame>
        <draw:frame draw:style-name="gr5" draw:text-style-name="P11" draw:layer="layout" svg:width="12.991cm" svg:height="11.991cm" svg:x="14.009cm" svg:y="3.2cm">
          <draw:image xlink:href="Pictures/100000000000022F000002048273A858D4673EEA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每個細目都還有詮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14.482cm" svg:height="13.2cm" svg:x="0.518cm" svg:y="5.4cm">
          <draw:image xlink:href="Pictures/100000000000023500000203103EDE74E028233D.png" xlink:type="simple" xlink:show="embed" xlink:actuate="onLoad">
            <text:p/>
          </draw:image>
        </draw:frame>
        <draw:frame draw:style-name="gr5" draw:text-style-name="P11" draw:layer="layout" svg:width="11.43cm" svg:height="12.065cm" svg:x="15.6cm" svg:y="5.4cm">
          <draw:image xlink:href="Pictures/10000000000001B0000001C8AAD53F6A4F21E4DB.png" xlink:type="simple" xlink:show="embed" xlink:actuate="onLoad">
            <text:p/>
          </draw:image>
        </draw:frame>
        <draw:frame draw:style-name="gr5" draw:text-style-name="P11" draw:layer="layout" svg:width="1.904cm" svg:height="0.819cm" svg:x="16.2cm" svg:y="17.381cm">
          <draw:image xlink:href="Pictures/10000000000000480000001F1ED436E7A0F8EB0C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以上的數學科九年一貫課綱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大概是所有領域裡最詳細嚴格的一份了。</text:span></text:p>
              </text:list-item>
              <text:list-item>
                <text:p><text:span text:style-name="T9">我看到其他領域並沒有這麼鉅細靡遺。</text:span></text:p>
              </text:list-item>
              <text:list-item>
                <text:p><text:span text:style-name="T9">既使是《自然與生活科技》這個科學領域</text:span><text:span text:style-name="T9"><text:line-break/></text:span><text:span text:style-name="T9">也沒有規定得像數學那樣詳細。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以下是自然科的能力指標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11" draw:layer="layout" svg:width="22.237cm" svg:height="12cm" svg:x="3cm" svg:y="5.4cm">
          <draw:image xlink:href="Pictures/10000000000002B50000017627758356FD16F6B0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 …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就看不太出來</text:p>
              </text:list-item>
              <text:list-item>
                <text:p>自然與生活科技的課綱到底要你教那些主題了 …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這個到底要教甚麼？</text:p>
          </draw:text-box>
        </draw:frame>
        <draw:frame draw:style-name="gr5" draw:text-style-name="P11" draw:layer="layout" svg:width="13.723cm" svg:height="9.4cm" svg:x="0.4cm" svg:y="7.4cm">
          <draw:image xlink:href="Pictures/100000000000028E000001C00AB3D87F1DB609A8.png" xlink:type="simple" xlink:show="embed" xlink:actuate="onLoad">
            <text:p/>
          </draw:image>
        </draw:frame>
        <draw:frame draw:style-name="gr10" draw:text-style-name="P13" draw:layer="layout" svg:width="5.618cm" svg:height="1.048cm" svg:x="17.4cm" svg:y="5.752cm">
          <draw:text-box>
            <text:p>2.科學與技術認知</text:p>
          </draw:text-box>
        </draw:frame>
        <draw:frame draw:style-name="gr10" draw:text-style-name="P13" draw:layer="layout" svg:width="3.713cm" svg:height="1.048cm" svg:x="2cm" svg:y="5.752cm">
          <draw:text-box>
            <text:p>1.過程技能</text:p>
          </draw:text-box>
        </draw:frame>
        <draw:frame draw:style-name="gr5" draw:text-style-name="P11" draw:layer="layout" svg:width="12.552cm" svg:height="13.076cm" svg:x="14.4cm" svg:y="7.2cm">
          <draw:image xlink:href="Pictures/100000000000024000000258654148B47A6CABBD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這樣也不算壞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或許編寫教科書的人，就可以比較自由的任意發揮了！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沒有課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是最好的課綱也說不定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當我們在紛紛擾擾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不斷進行教改，為課綱爭議不休之時！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應該反過來想想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果沒有課綱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這個世界會變得更糟嗎？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我也不知道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了課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除了考試有個依據之外</text:span></text:p>
              </text:list-item>
              <text:list-item>
                <text:p><text:span text:style-name="T8">教科書的編輯者也會有編輯方向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如果沒有課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那麼老師們就可以自由發揮</text:p>
              </text:list-item>
              <text:list-item>
                <text:p>自由選擇任何的教材！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一與多元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似乎各有好處，也各有缺點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看到台灣的教育，似乎逐漸出現《統一和多元》之間的相互尊重！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因為自從《實驗教育三法》通過之後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在統一課綱之外，開啟了一個《多元的可能性》。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雖然很多人還是採用體制內的教育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但至少留下了一些空間給體制外教育！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即使想採用實驗教育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也可以參考一下體制內的教材與教法。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畢竟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那些標準的教材內容，還是人類文明很重要的一部分。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但是如果每個人都長的一樣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那國家反而無法擁有多元化的人才！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或許重要的並不是課綱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而是讓每個人可以很容易找到自己想學的東西，並且學會後能發揮所長！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今日的網路世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這樣的可能性已經越來越強了！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剩下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就是個人的學習動力、決心、還有態度了！</text:span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完上述那些課綱之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想自己對台灣教育體制，還有課綱已經有了更進一步的認識。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4">希望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這些資訊也能對您有所幫助！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我們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今天的十分鐘系列！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細明體" svg:font-family="細明體, MingLiU" style:font-family-generic="modern"/>
    <style:font-face style:name="標楷體3" svg:font-family="標楷體" style:font-family-generic="script"/>
    <style:font-face style:name="Courier New" svg:font-family="'Courier New'" style:font-family-generic="modern" style:font-pitch="fixed"/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4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題_20_3" style:display-name="標題 3" style:family="graphic">
      <style:paragraph-properties fo:line-height="200%" fo:text-align="start" style:text-autospace="none" style:writing-mode="lr-tb"/>
      <style:text-properties style:use-window-font-color="true" style:font-name="Arial2" fo:font-family="Arial" style:font-family-generic="swiss" style:font-pitch="variable" fo:font-size="18pt" fo:language="en" fo:country="US" fo:font-weight="bold" style:letter-kerning="true" style:font-name-asian="Arial2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write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預設段落字型" style:family="graphic">
      <style:paragraph-properties style:text-autospace="none"/>
    </style:style>
    <style:style style:name="尾註字元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章節附註文字_20_字元" style:display-name="章節附註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標題_20_字元" style:display-name="標題 字元" style:family="graphic">
      <style:paragraph-properties style:text-autospace="none"/>
      <style:text-properties style:font-name="Cambria" fo:font-family="Cambria" style:font-family-generic="roman" style:font-pitch="variable" fo:font-size="16pt" fo:language="en" fo:country="US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註解參照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9pt"/>
    </style:style>
    <style:style style:name="純文字_20_字元" style:display-name="純文字 字元" style:family="graphic">
      <style:paragraph-properties style:text-autospace="none"/>
      <style:text-properties style:font-name="細明體" fo:font-family="細明體, MingLiU" style:font-family-generic="modern" fo:font-size="12pt" fo:language="en" fo:country="US" style:letter-kerning="true" style:font-name-asian="Courier New" style:font-family-asian="'Courier New'" style:font-family-generic-asian="modern" style:font-pitch-asian="fixed" style:font-size-asian="12pt" style:language-asian="ar" style:country-asian="SA"/>
    </style:style>
    <style:style style:name="字元_20_字元9" style:display-name="字元 字元9" style:family="graphic">
      <style:paragraph-properties style:text-autospace="none"/>
      <style:text-properties style:font-name="標楷體3" fo:font-family="標楷體" style:font-family-generic="script" fo:language="en" fo:country="US" style:letter-kerning="true" style:font-name-asian="Times New Roman" style:font-family-asian="'Times New Roman'" style:font-family-generic-asian="roman" style:font-pitch-asian="variable" style:language-asian="ar" style:country-asian="SA"/>
    </style:style>
    <style:style style:name="本文縮排_20_3_20_字元" style:display-name="本文縮排 3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8pt" style:language-asian="ar" style:country-asian="SA"/>
    </style:style>
    <style:style style:name="HTML_20_預設格式_20_字元" style:display-name="HTML 預設格式 字元" style:family="graphic">
      <style:paragraph-properties style:text-autospace="none"/>
      <style:text-properties style:font-name="細明體" fo:font-family="細明體, MingLiU" style:font-family-generic="modern" fo:font-size="12pt" fo:language="en" fo:country="US" style:font-name-asian="細明體" style:font-family-asian="細明體, MingLiU" style:font-family-generic-asian="modern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2pt"/>
    </style:style>
    <style:style style:name="註解主旨_20_字元" style:display-name="註解主旨 字元" style:family="graphic">
      <style:paragraph-properties style:text-autospace="none"/>
      <style:text-properties fo:language="en" fo:country="US" fo:font-weight="bold" style:letter-kerning="true" style:font-name-asian="新細明體" style:font-family-asian="新細明體, PMingLiU" style:font-family-generic-asian="roman" style:font-pitch-asian="variable" style:font-size-asian="12pt" style:language-asian="ar" style:country-asian="SA" style:font-weight-asian="bold" style:font-weight-complex="bold"/>
    </style:style>
    <style:style style:name="註解文字_20_字元" style:display-name="註解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字元_20_字元3" style:display-name="字元 字元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字元_20_字元4" style:display-name="字元 字元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附件_20_字元" style:display-name="附件 字元" style:family="graphic">
      <style:paragraph-properties style:text-autospace="none"/>
      <style:text-properties style:font-name="標楷體3" fo:font-family="標楷體" style:font-family-generic="script" fo:font-size="16pt" fo:language="en" fo:country="US" style:letter-kerning="true" style:font-name-asian="標楷體3" style:font-family-asian="標楷體" style:font-family-generic-asian="script" style:language-asian="ar" style:country-asian="SA"/>
    </style:style>
    <style:style style:name="本文_20_字元" style:display-name="本文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2_20_字元" style:display-name="本文縮排 2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字元" style:display-name="本文縮排 字元" style:family="graphic">
      <style:paragraph-properties style:text-autospace="none"/>
      <style:text-properties fo:language="en" fo:country="US" style:letter-kerning="true" style:font-name-asian="標楷體3" style:font-family-asian="標楷體" style:font-family-generic-asian="script" style:font-size-asian="14pt" style:language-asian="ar" style:country-asian="SA"/>
    </style:style>
    <style:style style:name="非常強調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註解方塊文字_20_字元" style:display-name="註解方塊文字 字元" style:family="graphic">
      <style:paragraph-properties style:text-autospace="none"/>
      <style:text-properties style:font-name="Arial2" fo:font-family="Arial" style:font-family-generic="swiss" style:font-pitch="variable" fo:font-size="9pt" fo:language="en" fo:country="US" style:letter-kerning="true" style:font-name-asian="Arial2" style:font-family-asian="Arial" style:font-family-generic-asian="swiss" style:font-pitch-asian="variable" style:font-size-asian="9pt" style:language-asian="ar" style:country-asian="SA"/>
    </style:style>
    <style:style style:name="頁碼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頁首_20_字元" style:display-name="頁首 字元" style:family="graphic">
      <style:paragraph-properties style:text-autospace="none"/>
      <style:text-properties style:font-name="標楷體3" fo:font-family="標楷體" style:font-family-generic="script" fo:language="en" fo:country="US" style:letter-kerning="true" style:font-name-asian="標楷體3" style:font-family-asian="標楷體" style:font-family-generic-asian="script" style:language-asian="ar" style:country-asian="SA"/>
    </style:style>
    <style:style style:name="頁尾_20_字元" style:display-name="頁尾 字元" style:family="graphic">
      <style:paragraph-properties style:text-autospace="none"/>
      <style:text-properties style:font-name="標楷體3" fo:font-family="標楷體" style:font-family-generic="script" fo:language="en" fo:country="US" style:letter-kerning="true" style:font-name-asian="標楷體3" style:font-family-asian="標楷體" style:font-family-generic-asian="script" style:language-asian="ar" style:country-asian="SA"/>
    </style:style>
    <style:style style:name="標題_20_3_20_字元" style:display-name="標題 3 字元" style:family="graphic">
      <style:paragraph-properties style:text-autospace="none"/>
      <style:text-properties style:font-name="Arial2" fo:font-family="Arial" style:font-family-generic="swiss" style:font-pitch="variable" fo:font-size="18pt" fo:language="en" fo:country="US" fo:font-weight="bold" style:letter-kerning="true" style:font-name-asian="Arial2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標題_20_2_20_字元" style:display-name="標題 2 字元" style:family="graphic">
      <style:paragraph-properties style:text-autospace="none"/>
      <style:text-properties style:font-name="Arial2" fo:font-family="Arial" style:font-family-generic="swiss" style:font-pitch="variable" fo:font-size="24pt" fo:language="en" fo:country="US" fo:font-weight="bold" style:letter-kerning="true" style:font-name-asian="Arial2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標題_20_1_20_字元" style:display-name="標題 1 字元" style:family="graphic">
      <style:paragraph-properties style:text-autospace="none"/>
      <style:text-properties style:font-name="Arial2" fo:font-family="Arial" style:font-family-generic="swiss" style:font-pitch="variable" fo:font-size="26pt" fo:language="en" fo:country="US" fo:font-weight="bold" style:letter-kerning="true" style:font-name-asian="Arial2" style:font-family-asian="Arial" style:font-family-generic-asian="swiss" style:font-pitch-asian="variable" style:font-size-asian="26pt" style:language-asian="ar" style:country-asian="SA" style:font-weight-asian="bold" style:font-weight-complex="bold"/>
    </style:style>
    <style:style style:name="WW8Num3z6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3" fo:font-family="標楷體" style:font-family-generic="script" fo:font-size="15pt" fo:font-style="normal" fo:text-shadow="none" fo:font-weight="normal" style:font-name-asian="標楷體3" style:font-family-asian="標楷體" style:font-family-generic-asian="script" style:font-style-asian="normal" style:font-weight-asian="normal" style:font-style-complex="normal" style:font-weight-complex="normal"/>
    </style:style>
    <style:style style:name="WW8Num2z6" style:family="graphic">
      <style:paragraph-properties style:text-autospace="none"/>
    </style:style>
    <style:style style:name="WW8Num2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3" fo:font-family="標楷體" style:font-family-generic="script" fo:font-size="15pt" fo:font-style="normal" fo:text-shadow="none" fo:font-weight="normal" style:font-name-asian="標楷體3" style:font-family-asian="標楷體" style:font-family-generic-asian="script" style:font-style-asian="normal" style:font-weight-asian="normal" style:font-style-complex="normal" style:font-weight-complex="normal"/>
    </style:style>
    <style:style style:name="WW8Num1z8" style:family="graphic">
      <style:paragraph-properties style:text-autospace="none"/>
    </style:style>
    <style:style style:name="WW8Num1z6" style:family="graphic">
      <style:paragraph-properties style:text-autospace="none"/>
      <style:text-properties fo:font-variant="normal" fo:text-transform="none" style:use-window-font-color="true" style:text-outline="false" style:text-line-through-style="none" style:text-line-through-type="none" style:font-name="標楷體3" fo:font-family="標楷體" style:font-family-generic="script" fo:font-size="15pt" fo:font-style="normal" fo:text-shadow="none" fo:font-weight="normal" style:font-name-asian="標楷體3" style:font-family-asian="標楷體" style:font-family-generic-asian="scri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3" fo:font-family="標楷體" style:font-family-generic="script" fo:font-size="15pt" fo:font-style="normal" fo:text-shadow="none" fo:font-weight="normal" style:font-name-asian="標楷體3" style:font-family-asian="標楷體" style:font-family-generic-asian="script" style:font-style-asian="normal" style:font-weight-asian="normal" style:font-style-complex="normal" style:font-weight-complex="normal"/>
    </style:style>
    <style:style style:name="框架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表格標題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表格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區塊文字" style:family="graphic">
      <style:paragraph-properties fo:margin-left="0cm" fo:margin-right="0cm" style:line-height-at-least="0.81cm" fo:text-align="start" fo:text-indent="-1.494cm" style:text-autospace="none" style:writing-mode="lr-tb"/>
      <style:text-properties style:use-window-font-color="true" style:font-name="標楷體3" fo:font-family="標楷體" style:font-family-generic="script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msolistparagraph" style:family="graphic">
      <style:paragraph-properties fo:margin-left="0.623cm" fo:margin-right="0cm" fo:text-align="start" fo:text-indent="0cm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_33_方案" style:display-name="3方案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3" fo:font-family="標楷體" style:font-family-generic="script" fo:font-size="14pt" fo:language="en" fo:country="US" fo:font-weight="bold" style:letter-kerning="true" style:font-name-asian="標楷體3" style:font-family-asian="標楷體" style:font-family-generic-asian="script" style:font-size-asian="14pt" style:language-asian="ar" style:country-asian="SA" style:font-weight-asian="bold" style:font-weight-complex="bold"/>
    </style:style>
    <style:style style:name="副本" style:family="graphic">
      <style:paragraph-properties fo:margin-left="2.24cm" fo:margin-right="0cm" fo:margin-top="0cm" fo:margin-bottom="0cm" fo:line-height="0.529cm" fo:text-align="start" fo:text-indent="-2.24cm" style:text-autospace="none" style:writing-mode="lr-tb"/>
      <style:text-properties style:use-window-font-color="true" style:font-name="Arial2" fo:font-family="Arial" style:font-family-generic="swiss" style:font-pitch="variable" fo:font-size="12pt" fo:language="en" fo:country="US" style:letter-kerning="true" style:font-name-asian="Arial2" style:font-family-asian="Arial" style:font-family-generic-asian="swiss" style:font-pitch-asian="variable" style:font-size-asian="12pt" style:language-asian="ar" style:country-asian="SA"/>
    </style:style>
    <style:style style:name="本文縮排_20_3" style:display-name="本文縮排 3" style:family="graphic">
      <style:paragraph-properties fo:margin-left="1.494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樣式2" style:family="graphic">
      <style:paragraph-properties fo:margin-top="0.561cm" fo:margin-bottom="0.561cm" fo:line-height="100%" fo:text-align="start" style:text-autospace="none" style:writing-mode="lr-tb"/>
      <style:text-properties style:use-window-font-color="true" style:font-name="標楷體3" fo:font-family="標楷體" style:font-family-generic="script" fo:font-size="14pt" fo:language="en" fo:country="US" fo:font-weight="bold" style:letter-kerning="true" style:font-name-asian="標楷體3" style:font-family-asian="標楷體" style:font-family-generic-asian="script" style:font-size-asian="26pt" style:language-asian="ar" style:country-asian="SA" style:font-weight-asian="bold" style:font-weight-complex="bold"/>
    </style:style>
    <style:style style:name="樣式1" style:family="graphic">
      <style:paragraph-properties fo:margin-top="0.561cm" fo:margin-bottom="0.561cm" fo:line-height="0.776cm" fo:text-align="justify" style:text-autospace="none" style:writing-mode="lr-tb"/>
      <style:text-properties style:use-window-font-color="true" style:font-name="標楷體3" fo:font-family="標楷體" style:font-family-generic="script" fo:font-size="12pt" fo:language="en" fo:country="US" fo:font-weight="bold" style:letter-kerning="true" style:font-name-asian="標楷體3" style:font-family-asian="標楷體" style:font-family-generic-asian="script" style:font-size-asian="12pt" style:language-asian="ar" style:country-asian="SA" style:font-weight-asian="normal" style:font-weight-complex="bold"/>
    </style:style>
    <style:style style:name="無間距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Calibri" style:font-family-asian="Calibri" style:font-family-generic-asian="swiss" style:font-pitch-asian="variable" style:font-size-asian="11pt" style:language-asian="ar" style:country-asian="SA"/>
    </style:style>
    <style:style style:name="內容目錄_20_3" style:display-name="內容目錄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true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尾註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內容目錄_20_2" style:display-name="內容目錄 2" style:family="graphic">
      <style:paragraph-properties fo:margin-left="1.323cm" fo:margin-right="0cm" fo:text-align="start" fo:text-indent="0cm" style:text-autospace="none" style:writing-mode="lr-tb">
        <style:tab-stops>
          <style:tab-stop style:position="3.971cm"/>
          <style:tab-stop style:position="27.134cm" style:type="right" style:leader-style="dotted" style:leader-text="."/>
        </style:tab-stops>
      </style:paragraph-properties>
      <style:text-properties fo:color="#000000" style:font-name="Times New Roman" fo:font-family="'Times New Roman'" style:font-family-generic="roman" style:font-pitch="variable" fo:font-size="12pt" fo:language="zh" fo:country="TW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1" style:display-name="List Paragraph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清單段落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作者" style:family="graphic">
      <style:paragraph-properties style:line-height-at-least="0.746cm" fo:text-align="center" style:text-autospace="none"/>
      <style:text-properties style:use-window-font-color="true" style:font-name="標楷體3" fo:font-family="標楷體" style:font-family-generic="script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1" style:family="graphic">
      <style:paragraph-properties fo:margin-left="2.489cm" fo:margin-right="0cm" fo:line-height="0.776cm" fo:text-align="justify" fo:text-indent="-0.3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頭2" style:family="graphic">
      <style:paragraph-properties fo:line-height="0.776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章" style:family="graphic">
      <style:paragraph-properties fo:margin-left="3.734cm" fo:margin-right="0cm" fo:line-height="0.776cm" fo:text-align="justify" fo:text-indent="-1.245cm" style:text-autospace="none" style:writing-mode="lr-tb"/>
      <style:text-properties style:use-window-font-color="true" style:font-name="標楷體3" fo:font-family="標楷體" style:font-family-generic="script" fo:font-size="18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" style:family="graphic">
      <style:paragraph-properties fo:margin-left="1.556cm" fo:margin-right="0cm" fo:line-height="0.776cm" fo:text-align="justify" fo:text-indent="0.62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條" style:family="graphic">
      <style:paragraph-properties fo:margin-left="1.556cm" fo:margin-right="0cm" fo:line-height="0.776cm" fo:text-align="justify" fo:text-indent="-1.556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格式" style:family="graphic">
      <style:paragraph-properties fo:margin-left="0.896cm" fo:margin-right="0.178cm" fo:text-align="justify" fo:text-indent="-1.552cm" style:text-autospace="none" style:writing-mode="lr-tb"/>
      <style:text-properties style:use-window-font-color="true" style:font-name="標楷體3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2_" style:display-name="2" style:family="graphic">
      <style:paragraph-properties fo:margin-left="3.646cm" fo:margin-right="0.178cm" fo:text-align="justify" fo:text-indent="-3.727cm" style:text-autospace="none" style:writing-mode="lr-tb"/>
      <style:text-properties style:use-window-font-color="true" style:font-name="標楷體3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純文字" style:family="graphic">
      <style:paragraph-properties fo:text-align="start" style:text-autospace="none" style:writing-mode="lr-tb"/>
      <style:text-properties style:use-window-font-color="true" style:font-name="細明體" fo:font-family="細明體, MingLiU" style:font-family-generic="modern" fo:font-size="12pt" fo:language="en" fo:country="US" style:letter-kerning="true" style:font-name-asian="Courier New" style:font-family-asian="'Courier New'" style:font-family-generic-asian="modern" style:font-pitch-asian="fixed" style:font-size-asian="12pt" style:language-asian="ar" style:country-asian="SA"/>
    </style:style>
    <style:style style:name="HTML_20_預設格式" style:display-name="HTML 預設格式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細明體" fo:font-family="細明體, MingLiU" style:font-family-generic="modern" fo:font-size="12pt" fo:language="en" fo:country="US" style:letter-kerning="true" style:font-name-asian="細明體" style:font-family-asian="細明體, MingLiU" style:font-family-generic-asian="modern" style:font-size-asian="10pt" style:language-asian="ar" style:country-asian="SA"/>
    </style:style>
    <style:style style:name="_30_221" style:display-name="0221" style:family="graphic">
      <style:paragraph-properties fo:margin-top="0.31cm" fo:margin-bottom="0.31cm" fo:text-align="start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註解主旨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註解文字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清單段落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附件" style:family="graphic">
      <style:paragraph-properties fo:margin-top="0cm" fo:margin-bottom="0cm" fo:text-align="justify" style:text-autospace="none" style:writing-mode="lr-tb"/>
      <style:text-properties style:use-window-font-color="true" style:font-name="標楷體3" fo:font-family="標楷體" style:font-family-generic="script" fo:font-size="16pt" fo:language="en" fo:country="US" style:letter-kerning="true" style:font-name-asian="標楷體3" style:font-family-asian="標楷體" style:font-family-generic-asian="script" style:font-size-asian="10pt" style:language-asian="ar" style:country-asian="SA"/>
    </style:style>
    <style:style style:name="本文縮排_20_2" style:display-name="本文縮排 2" style:family="graphic">
      <style:paragraph-properties fo:margin-left="1.494cm" fo:margin-right="0cm" fo:margin-top="0cm" fo:margin-bottom="0.374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本文縮排" style:family="graphic">
      <style:paragraph-properties fo:margin-left="2.233cm" fo:margin-right="0cm" fo:line-height="150%" fo:text-align="justify" fo:text-indent="1.68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M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3" fo:font-family="標楷體" style:font-family-generic="script" fo:font-size="18pt" fo:language="en" fo:country="US" fo:font-weight="bold" style:letter-kerning="true" style:font-name-asian="標楷體3" style:font-family-asian="標楷體" style:font-family-generic-asian="script" style:font-size-asian="18pt" style:language-asian="ar" style:country-asian="SA" style:font-weight-asian="bold" style:font-weight-complex="bold"/>
    </style:style>
    <style:style style:name="List_20_Paragraph" style:display-name="List Paragraph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容目錄_20_1" style:display-name="內容目錄 1" style:family="graphic">
      <style:paragraph-properties fo:line-height="0.776cm" fo:text-align="center" style:text-autospace="none" style:writing-mode="lr-tb">
        <style:tab-stops>
          <style:tab-stop style:position="0cm"/>
          <style:tab-stop style:position="30.242cm" style:type="right" style:leader-style="dotted" style:leader-text="."/>
        </style:tab-stops>
      </style:paragraph-properties>
      <style:text-properties style:use-window-font-color="true" style:font-name="標楷體3" fo:font-family="標楷體" style:font-family-generic="script" fo:font-size="14pt" fo:language="zh" fo:country="TW" fo:font-weight="bold" style:letter-kerning="true" style:font-name-asian="標楷體3" style:font-family-asian="標楷體" style:font-family-generic-asian="script" style:font-size-asian="14pt" style:language-asian="ar" style:country-asian="SA" style:font-weight-asian="bold" style:font-weight-complex="bold"/>
    </style:style>
    <style:style style:name="註解方塊文字" style:family="graphic">
      <style:paragraph-properties fo:text-align="start" style:text-autospace="none" style:writing-mode="lr-tb"/>
      <style:text-properties style:use-window-font-color="true" style:font-name="Arial2" fo:font-family="Arial" style:font-family-generic="swiss" style:font-pitch="variable" fo:font-size="9pt" fo:language="en" fo:country="US" style:letter-kerning="true" style:font-name-asian="Arial2" style:font-family-asian="Arial" style:font-family-generic-asian="swiss" style:font-pitch-asian="variable" style:font-size-asian="9pt" style:language-asian="ar" style:country-asian="SA"/>
    </style:style>
    <style:style style:name="內文_20__28_Web_29_" style:display-name="內文 (Web)" style:family="graphic">
      <style:paragraph-properties fo:margin-top="0.31cm" fo:margin-bottom="0.31cm" fo:text-align="start" style:text-autospace="none" style:writing-mode="lr-tb"/>
      <style:text-properties style:use-window-font-color="true" style:font-name="Arial Unicode MS" fo:font-family="'Arial Unicode MS'" style:font-family-generic="swiss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ar" style:country-asian="SA"/>
    </style:style>
    <style:style style:name="壹" style:family="graphic">
      <style:paragraph-properties fo:margin-left="4.473cm" fo:margin-right="0cm" fo:line-height="1.058cm" fo:text-align="justify" fo:text-indent="-4.473cm" style:text-autospace="none" style:writing-mode="lr-tb"/>
      <style:text-properties style:use-window-font-color="true" style:font-name="標楷體3" fo:font-family="標楷體" style:font-family-generic="script" fo:font-size="14pt" fo:language="en" fo:country="US" style:letter-kerning="true" style:font-name-asian="標楷體3" style:font-family-asian="標楷體" style:font-family-generic-asian="script" style:font-size-asian="14pt" style:language-asian="ar" style:country-asian="SA" style:font-weight-asian="bold"/>
    </style:style>
    <style:style style:name="會辦單位" style:family="graphic">
      <style:paragraph-properties fo:margin-left="17.641cm" fo:margin-right="0cm" fo:line-height="0.84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開會" style:family="graphic">
      <style:paragraph-properties fo:margin-left="4.676cm" fo:margin-right="0cm" fo:line-height="0.847cm" fo:text-align="justify" fo:text-indent="-4.676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列席者" style:family="graphic">
      <style:paragraph-properties fo:margin-left="3.812cm" fo:margin-right="0cm" fo:line-height="0.847cm" fo:text-align="justify" fo:text-indent="-3.812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姓名" style:family="graphic">
      <style:paragraph-properties fo:margin-left="3.653cm" fo:margin-right="0cm" fo:line-height="0.847cm" fo:text-align="start" fo:text-indent="-2.769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號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首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尾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條列" style:family="graphic">
      <style:paragraph-properties fo:margin-left="4.676cm" fo:margin-right="0cm" fo:line-height="0.847cm" fo:text-align="justify" fo:text-indent="-1.854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事項" style:family="graphic">
      <style:paragraph-properties fo:margin-left="4.764cm" fo:margin-right="0cm" fo:line-height="0.847cm" fo:text-align="justify" fo:text-indent="-4.764cm" style:text-autospace="none" style:writing-mode="lr-tb"/>
      <style:text-properties style:use-window-font-color="true" style:font-name="標楷體3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文縮排" style:family="graphic">
      <style:paragraph-properties fo:margin-left="2.822cm" fo:margin-right="0cm" fo:line-height="100%" fo:text-align="justify" fo:text-indent="0cm" style:text-autospace="none" style:writing-mode="lr-tb"/>
      <style:text-properties style:use-window-font-color="true" style:font-name="標楷體3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擬辦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3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3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主旨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3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條列" style:family="graphic">
      <style:paragraph-properties fo:margin-left="2.773cm" fo:margin-right="0cm" fo:line-height="0.847cm" fo:text-align="justify" fo:text-indent="-1.889cm" style:text-autospace="none" style:writing-mode="lr-tb"/>
      <style:text-properties style:use-window-font-color="true" style:font-name="標楷體3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受文者" style:family="graphic">
      <style:paragraph-properties fo:margin-left="4.057cm" fo:margin-right="0cm" fo:line-height="100%" fo:text-align="justify" fo:text-indent="-4.057cm" style:text-autospace="none" style:writing-mode="lr-tb"/>
      <style:text-properties style:use-window-font-color="true" style:font-name="標楷體3" fo:font-family="標楷體" style:font-family-generic="script" fo:font-size="16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正副本" style:family="graphic">
      <style:paragraph-properties fo:margin-left="2.24cm" fo:margin-right="0cm" fo:line-height="100%" fo:text-align="justify" fo:text-indent="-2.24cm" style:text-autospace="none" style:writing-mode="lr-tb"/>
      <style:text-properties style:use-window-font-color="true" style:font-name="標楷體3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索引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" style:font-family-asian="Mangal" style:font-size-asian="12pt" style:language-asian="ar" style:country-asian="SA"/>
    </style:style>
    <style:style style:name="圖表標示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" style:font-family-asian="Mangal" style:font-size-asian="12pt" style:language-asian="ar" style:country-asian="SA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" style:font-family-asian="Mangal" style:font-size-asian="12pt" style:language-asian="ar" style:country-asian="SA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8-23T14:26:11.208000000</dc:date>
    <meta:editing-duration>P2DT14H23M32S</meta:editing-duration>
    <meta:editing-cycles>594</meta:editing-cycles>
    <meta:generator>LibreOffice/5.0.6.3$Windows_x86 LibreOffice_project/490fc03b25318460cfc54456516ea2519c11d1aa</meta:generator>
    <meta:document-statistic meta:object-count="350"/>
  </office:meta>
</office:document-meta>
</file>